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Numbering_20_2" style:lis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Numbering_20_2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Numbering_20_2" style:list-style-name="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Numbering_20_2" style:list-style-name="">
      <style:text-properties fo:color="#000000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9eac0"/>
    </style:style>
    <style:style style:name="T6" style:family="text">
      <style:text-properties officeooo:rsid="000ad4d5"/>
    </style:style>
    <style:style style:name="T7" style:family="text">
      <style:text-properties officeooo:rsid="000c8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 protocol Ethernet</text:h>
      <text:list xml:id="list4929084364670914461" text:style-name="Numbering_20_1">
        <text:list-item>
          <text:p text:style-name="Numbering_20_1"><text:span text:style-name="Strong_20_Emphasis">Trames Ethernet unicast.</text:span></text:p>
        </text:list-item>
      </text:list>
      <text:list xml:id="list4478599520666721445" text:style-name="Numbering_20_2">
        <text:list-item>
          <text:p text:style-name="P2">Fes un ping a una ip coneguda i captura la comunicació amb el programa Wireshark. Guarda la captura en un fitxer de tipus libpcap de nom trames.pcap</text:p>
          <text:p text:style-name="Numbering_20_2">A partir dels paquets capturats, respon:</text:p>
        </text:list-item>
        <text:list-item>
          <text:p text:style-name="P2">Quina adreça MAC té la màquina a la qual has fet ping? </text:p>
        </text:list-item>
        <text:list-item>
          <text:p text:style-name="P2">De quina marca és la NIC de la màquina a la qual has fet ping? Quins dígits hexadecimals ho determinen?</text:p>
        </text:list-item>
        <text:list-item>
          <text:p text:style-name="P2">Quina adreça MAC té la teva màquina?</text:p>
        </text:list-item>
        <text:list-item>
          <text:p text:style-name="P2">De quina marca és la NIC de la teva màquina? Quins dígits hexadecimals ho determinen?</text:p>
        </text:list-item>
        <text:list-item>
          <text:p text:style-name="P2">Fes un diagrama de la capçalera d'una trama Ethernet genèrica i digues quins valors té el primer dels teus paques capturats.</text:p>
        </text:list-item>
      </text:list>
      <text:list xml:id="list182552391541065" text:continue-list="list4929084364670914461" text:style-name="Numbering_20_1">
        <text:list-item>
          <text:p text:style-name="Numbering_20_1"><text:span text:style-name="Strong_20_Emphasis">Trames Ethernet broadcast.</text:span></text:p>
        </text:list-item>
      </text:list>
      <text:list xml:id="list182553538572582" text:continue-list="list4478599520666721445" text:style-name="Numbering_20_2">
        <text:list-item text:start-value="1">
          <text:p text:style-name="P2">Fes un ping a broadcast i captura la comunicació amb el programa Wireshark. Guarda la captura en un fitxer de tipus libpcap de nom tramesbr.pcap</text:p>
          <text:p text:style-name="P2">A partir dels paquets capturats, respon:</text:p>
        </text:list-item>
        <text:list-item>
          <text:p text:style-name="P2">Crea un filtre per tal de visualitzar les trames Ethernet que contenen els paquets ip que tu has enviat, no els que has rebut.</text:p>
          <text:p text:style-name="P2">A partir d'un dels paquets obtinguts aplicant el filtre de l'apartat b., respon: </text:p>
        </text:list-item>
        <text:list-item>
          <text:p text:style-name="P2">A quina adreça MAC va destinat el paquet? Què vol dir?</text:p>
        </text:list-item>
      </text:list>
      <text:list xml:id="list182552368516635" text:continue-list="list182552391541065" text:style-name="Numbering_20_1">
        <text:list-item>
          <text:p text:style-name="Numbering_20_1"><text:span text:style-name="Strong_20_Emphasis">Construcció d'una trama unicast.</text:span></text:p>
          <text:p text:style-name="Numbering_20_1"><text:span text:style-name="Strong_20_Emphasis"><text:span text:style-name="T1">Els </text:span></text:span><text:span text:style-name="Strong_20_Emphasis"><text:span text:style-name="T2">switch </text:span></text:span><text:span text:style-name="Strong_20_Emphasis"><text:span text:style-name="T3">emmagatzemen a una taula les adreces MAC que </text:span></text:span><text:span text:style-name="Strong_20_Emphasis"><text:span text:style-name="T4">arriben</text:span></text:span><text:span text:style-name="Strong_20_Emphasis"><text:span text:style-name="T3"> per cada port (boca), la relacio desada és </text:span></text:span><text:span text:style-name="Strong_20_Emphasis"><text:span text:style-name="T2">MAC &lt;---&gt; número port</text:span></text:span><text:span text:style-name="Strong_20_Emphasis"><text:span text:style-name="T3"> . Fixem-nos que si el </text:span></text:span><text:span text:style-name="Strong_20_Emphasis"><text:span text:style-name="T2">pcX</text:span></text:span><text:span text:style-name="Strong_20_Emphasis"><text:span text:style-name="T3"> no ha enviat res al switch, aquest no té cap informació de la MAC d'aquest pcX. De manera que quan el switch ha d'enviar un paquet al </text:span></text:span><text:span text:style-name="Strong_20_Emphasis"><text:span text:style-name="T2">pcX</text:span></text:span><text:span text:style-name="Strong_20_Emphasis"><text:span text:style-name="T3"> no sap per quin port ho ha de fer. Com ho soluciona això el switch ? Enviant aquest paquet per a tots els ports del switch. A més, hem de tenir en compte que aquesta informació caduca cada cert temps.</text:span></text:span></text:p>
        </text:list-item>
      </text:list>
      <text:list xml:id="list182553176149167" text:continue-list="list182553538572582" text:style-name="Numbering_20_2">
        <text:list-item text:start-value="1">
          <text:p text:style-name="P3">Amb el programa packETH crea un paquet ICMP que vagi d'un origen A a un destí B qualsevol, utilitzant MACS reals relacionades amb IP's reals. <text:s/>Observa des de C</text:p>
        </text:list-item>
        <text:list-item>
          <text:p text:style-name="P3">Amb el programa packETH crea un paquet ICMP que vagi d'un origen A a un destí B qualsevol, utilitzant MACS fictícies <text:span text:style-name="T7">(les IP's reals). </text:span>Observa des de C. Hi ha diferències entre estar o no la targeta en mode promiscu ?</text:p>
        </text:list-item>
        <text:list-item>
          <text:p text:style-name="P4">Torna a fer l'exercici anterior en mode promiscu. Què s'ha de fer perquè els paquets que crees amb MAC's fictícies (entre A i B) ja no les pugui veure una altre ordinador (C) amb wireshark ? <text:span text:style-name="T7">(se suposa que A i B es posen d'acord)</text:span></text:p>
        </text:list-item>
      </text:list>
      <text:list xml:id="list182552488951869" text:continue-list="list182552368516635" text:style-name="Numbering_20_1">
        <text:list-item>
          <text:p text:style-name="Numbering_20_1"><text:span text:style-name="Strong_20_Emphasis">Filtres</text:span></text:p>
        </text:list-item>
      </text:list>
      <text:list xml:id="list182552036295271" text:continue-list="list182553176149167" text:style-name="Numbering_20_2">
        <text:list-header>
          <text:p text:style-name="P4">Fes els següents filtres per al programa Wireshark (a nivell de la capa 2):</text:p>
        </text:list-header>
        <text:list-item text:start-value="1">
          <text:p text:style-name="P4">Capturar tots els paquets que no siguin de tipus ip</text:p>
        </text:list-item>
        <text:list-item>
          <text:p text:style-name="P4">Capturar tots els paquets que siguin de tipus ip i que provinguin de NICs de <text:span text:style-name="T6">FOXCONN</text:span></text:p>
        </text:list-item>
        <text:list-item>
          <text:p text:style-name="P4">Capturar tots els paquets de tipus ip que vagin dirigits a la nostra màquina.</text:p>
        </text:list-item>
        <text:list-item>
          <text:p text:style-name="P4">Capturar tots els paquets de tipus ip dirigits a la nostra màquina i tots els paquets dirigits a una adreça multicast.</text:p>
        </text:list-item>
        <text:list-item>
          <text:p text:style-name="P4">Mostra només trafic a la xarxa (192.168.0.x) entre estacions de treball i servidors, no Internet.</text:p>
        </text:list-item>
      </text:list>
      <text:p text:style-name="P5"/>
      <text:p text:style-name="P5"><text:soft-page-break/></text:p>
      <text:p text:style-name="P5"/>
      <text:p text:style-name="P5"/>
      <text:p text:style-name="P5"/>
      <text:p text:style-name="P5">OBS1: És recomanable que feu un cop d'ull al següent enllaç</text:p>
      <text:p text:style-name="P5"><text:a xlink:type="simple" xlink:href="http://www.networksorcery.com/enp/protocol/IEEE8023.htm" text:style-name="Internet_20_link" text:visited-style-name="Visited_20_Internet_20_Link">http://www.networksorcery.com/enp/protocol/IEEE8023.htm</text:a></text:p>
      <text:p text:style-name="P5"/>
      <text:p text:style-name="P5">OBS2: Recordeu que per defecte Fedora ignora els pings a broadcast. Si volem canviar aquest comportament, com a root, hem de fer:</text:p>
      <text:p text:style-name="P6">echo 0 &gt;/proc/sys/net/ipv4/icmp_echo_ignore_broadcasts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1965in" fo:margin-right="0in" fo:margin-top="0.1575in" fo:margin-bottom="0.0827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loext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loext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loext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margin-top="0in" fo:margin-bottom="0in" loext:contextual-spacing="false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0398in"/>
      </text:list-level-style-number>
      <text:list-level-style-number text:level="2" text:style-name="Numbering_20_Symbols" style:num-suffix="." style:num-format="a">
        <style:list-level-properties text:space-before="0.1972in" text:min-label-distance="0.0398in"/>
      </text:list-level-style-number>
      <text:list-level-style-number text:level="3" text:style-name="Numbering_20_Symbols" style:num-suffix="." style:num-format="1">
        <style:list-level-properties text:space-before="0.3937in" text:min-label-width="0.1965in" text:min-label-distance="0.0398in"/>
      </text:list-level-style-number>
      <text:list-level-style-number text:level="4" text:style-name="Numbering_20_Symbols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0783in"/>
      </text:list-level-style-number>
      <text:list-level-style-number text:level="2" text:style-name="Numbering_20_Symbols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style:num-suffix="." style:num-format="a" text:start-value="3">
        <style:list-level-properties text:space-before="0.3929in"/>
      </text:list-level-style-number>
      <text:list-level-style-number text:level="4" text:style-name="Numbering_20_Symbols" style:num-suffix="." style:num-format="a" text:start-value="4">
        <style:list-level-properties text:space-before="0.7866in"/>
      </text:list-level-style-number>
      <text:list-level-style-number text:level="5" text:style-name="Numbering_20_Symbols" style:num-suffix="." style:num-format="a" text:start-value="5">
        <style:list-level-properties text:space-before="1.2791in"/>
      </text:list-level-style-number>
      <text:list-level-style-number text:level="6" text:style-name="Numbering_20_Symbols" style:num-suffix="." style:num-format="a" text:start-value="6">
        <style:list-level-properties text:space-before="1.8693in"/>
      </text:list-level-style-number>
      <text:list-level-style-number text:level="7" text:style-name="Numbering_20_Symbols" style:num-suffix="." style:num-format="a" text:start-value="7">
        <style:list-level-properties text:space-before="2.5783in"/>
      </text:list-level-style-number>
      <text:list-level-style-number text:level="8" text:style-name="Numbering_20_Symbols" style:num-suffix="." style:num-format="a" text:start-value="8">
        <style:list-level-properties text:space-before="3.4839in"/>
      </text:list-level-style-number>
      <text:list-level-style-number text:level="9" text:style-name="Numbering_20_Symbols" style:num-suffix="." style:num-format="a" text:start-value="9">
        <style:list-level-properties text:space-before="4.5075in"/>
      </text:list-level-style-number>
      <text:list-level-style-number text:level="10" text:style-name="Numbering_20_Symbols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1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text:bullet-char="⁰">
        <style:list-level-properties text:space-before="0.1579in" text:min-label-width="0.1575in"/>
        <style:text-properties style:font-name="DejaVu Sans2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">
        <style:list-level-properties text:min-label-width="0.1575in"/>
        <style:text-properties style:font-name="StarSymbol"/>
      </text:list-level-style-bullet>
      <text:list-level-style-bullet text:level="2" text:style-name="Bullet_20_Symbols" text:bullet-char="">
        <style:list-level-properties text:space-before="0.1579in" text:min-label-width="0.1575in"/>
        <style:text-properties style:font-name="StarSymbol"/>
      </text:list-level-style-bullet>
      <text:list-level-style-bullet text:level="3" text:style-name="Bullet_20_Symbols" text:bullet-char="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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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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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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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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252in"/>
      </text:list-level-style-number>
      <text:list-level-style-number text:level="2" text:style-name="Numbering_20_Symbols" style:num-suffix="." style:num-format="a">
        <style:list-level-properties text:space-before="0.252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 <text:text-input text:description="Cicle">DAM</text:text-input> - <text:text-input text:description="Crèdit">M01</text:text-input><text:tab/><text:tab/><text:text-input text:description="UD">UF2</text:text-input>: Activitat <text:text-input text:description="numActivitat">6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$Build-2</meta:generator>
    <meta:initial-creator>mramirez</meta:initial-creator>
    <meta:creation-date>2007-11-08T19:20:47</meta:creation-date>
    <dc:date>2018-05-04T18:25:51.312539033</dc:date>
    <dc:language>ca-ES</dc:language>
    <meta:editing-cycles>34</meta:editing-cycles>
    <meta:editing-duration>PT55M54S</meta:editing-duration>
    <meta:document-statistic meta:table-count="0" meta:image-count="0" meta:object-count="0" meta:page-count="2" meta:paragraph-count="32" meta:word-count="580" meta:character-count="3126" meta:non-whitespace-character-count="2607"/>
    <meta:user-defined meta:name="Info 1"/>
    <meta:user-defined meta:name="Info 2"/>
    <meta:user-defined meta:name="Info 3"/>
    <meta:user-defined meta:name="Info 4"/>
  </office:meta>
</office:document-meta>
</file>